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fafasfgasd" svg:font-family="Asfafasfgasd"/>
    <style:font-face style:name="Ek Mukta1" svg:font-family="'Ek Mukta'"/>
    <style:font-face style:name="Helvet" svg:font-family="Helvet"/>
    <style:font-face style:name="Arial" svg:font-family="Arial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bel" svg:font-family="Abel" style:font-pitch="variable"/>
    <style:font-face style:name="Abril Fatface" svg:font-family="'Abril Fatface'" style:font-pitch="variable"/>
    <style:font-face style:name="Abyssinica SIL" svg:font-family="'Abyssinica SIL'" style:font-pitch="variable"/>
    <style:font-face style:name="Aguafina Script" svg:font-family="'Aguafina Script'" style:font-pitch="variable"/>
    <style:font-face style:name="Alice" svg:font-family="Alice" style:font-pitch="variable"/>
    <style:font-face style:name="Angkor" svg:font-family="Angkor" style:font-pitch="variable"/>
    <style:font-face style:name="Annie Use Your Telescope" svg:font-family="'Annie Use Your Telescope'" style:font-pitch="variable"/>
    <style:font-face style:name="Antonio" svg:font-family="Antonio" style:font-pitch="variable"/>
    <style:font-face style:name="Cabin Condensed" svg:font-family="'Cabin Condensed'" style:font-pitch="variable"/>
    <style:font-face style:name="Fasthand" svg:font-family="Fasthand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legreya Sans SC" svg:font-family="'Alegreya Sans SC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0.194cm" fo:text-align="start" style:justify-single-word="false"/>
      <style:text-properties style:font-name="Abel" fo:font-size="6pt" officeooo:rsid="00234401" officeooo:paragraph-rsid="00234401"/>
    </style:style>
    <style:style style:name="P2" style:family="paragraph" style:parent-style-name="Standard">
      <style:paragraph-properties fo:margin-top="0cm" fo:margin-bottom="0cm" loext:contextual-spacing="false" fo:line-height="0.194cm" fo:text-align="start" style:justify-single-word="false"/>
      <style:text-properties style:font-name="Abel" fo:font-size="6pt" officeooo:rsid="0023b360" officeooo:paragraph-rsid="0023b360"/>
    </style:style>
    <style:style style:name="P3" style:family="paragraph" style:parent-style-name="Standard">
      <style:paragraph-properties fo:margin-top="0cm" fo:margin-bottom="0cm" loext:contextual-spacing="false" fo:line-height="0.194cm" fo:text-align="start" style:justify-single-word="false"/>
      <style:text-properties style:font-name="Abel" fo:font-size="6pt" officeooo:rsid="0024af68" officeooo:paragraph-rsid="0024af68"/>
    </style:style>
    <style:style style:name="P4" style:family="paragraph" style:parent-style-name="Standard">
      <style:paragraph-properties fo:margin-top="0cm" fo:margin-bottom="0cm" loext:contextual-spacing="false" fo:line-height="0.194cm" fo:text-align="start" style:justify-single-word="false"/>
      <style:text-properties style:font-name="Abel" fo:font-size="6pt" officeooo:rsid="0024af68" officeooo:paragraph-rsid="002592e0"/>
    </style:style>
    <style:style style:name="P5" style:family="paragraph" style:parent-style-name="Footer">
      <style:paragraph-properties fo:text-align="center" style:justify-single-word="false"/>
      <style:text-properties style:font-name="Abel" fo:font-size="6pt" officeooo:rsid="001dba8a" officeooo:paragraph-rsid="001dba8a" style:font-size-asian="6pt" style:font-size-complex="6pt"/>
    </style:style>
    <style:style style:name="T1" style:family="text">
      <style:text-properties officeooo:rsid="00252f3e"/>
    </style:style>
    <style:style style:name="T2" style:family="text">
      <style:text-properties officeooo:rsid="002592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</text:p>
      <text:p text:style-name="P1">SECOND</text:p>
      <text:p text:style-name="P1">THIRD</text:p>
      <text:p text:style-name="P1">FOURTH</text:p>
      <text:p text:style-name="P1">FIFTH</text:p>
      <text:p text:style-name="P2">12345123451234512345123451234512345123451234512345123451234512345123451234512345123451234512345123451234512345123451234512345123451234512345123451234512345123451234512345123451234512345123451234512345123451234512</text:p>
      <text:p text:style-name="P4">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GATC<text:span text:style-name="T1">gtacgtAGCtaagcatcg</text:span>GATCGATCGATCGATCGATCGA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fafasfgasd" svg:font-family="Asfafasfgasd"/>
    <style:font-face style:name="Ek Mukta1" svg:font-family="'Ek Mukta'"/>
    <style:font-face style:name="Helvet" svg:font-family="Helvet"/>
    <style:font-face style:name="Arial" svg:font-family="Arial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bel" svg:font-family="Abel" style:font-pitch="variable"/>
    <style:font-face style:name="Abril Fatface" svg:font-family="'Abril Fatface'" style:font-pitch="variable"/>
    <style:font-face style:name="Abyssinica SIL" svg:font-family="'Abyssinica SIL'" style:font-pitch="variable"/>
    <style:font-face style:name="Aguafina Script" svg:font-family="'Aguafina Script'" style:font-pitch="variable"/>
    <style:font-face style:name="Alice" svg:font-family="Alice" style:font-pitch="variable"/>
    <style:font-face style:name="Angkor" svg:font-family="Angkor" style:font-pitch="variable"/>
    <style:font-face style:name="Annie Use Your Telescope" svg:font-family="'Annie Use Your Telescope'" style:font-pitch="variable"/>
    <style:font-face style:name="Antonio" svg:font-family="Antonio" style:font-pitch="variable"/>
    <style:font-face style:name="Cabin Condensed" svg:font-family="'Cabin Condensed'" style:font-pitch="variable"/>
    <style:font-face style:name="Fasthand" svg:font-family="Fasthand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legreya Sans SC" svg:font-family="'Alegreya Sans SC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381cm" style:type="center"/>
          <style:tab-stop style:position="22.761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bel" fo:font-size="6pt" officeooo:rsid="001dba8a" officeooo:paragraph-rsid="001dba8a" style:font-size-asian="6pt" style:font-size-complex="6pt"/>
    </style:style>
    <style:page-layout style:name="Mpm1">
      <style:page-layout-properties fo:page-width="22.86cm" fo:page-height="30.48cm" style:num-format="1" style:print-orientation="portrait" fo:margin-top="0.049cm" fo:margin-bottom="0.049cm" fo:margin-left="0.049cm" fo:margin-right="0.04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5cm" fo:margin-left="0.049cm" fo:margin-right="0.049cm" fo:margin-top="0.049cm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4:46:35.048508837</meta:creation-date>
    <dc:date>2018-07-31T00:28:34.681684695</dc:date>
    <meta:editing-duration>PT2H44M3S</meta:editing-duration>
    <meta:editing-cycles>15</meta:editing-cycles>
    <meta:generator>LibreOffice/5.4.7.2$Linux_X86_64 LibreOffice_project/40m0$Build-2</meta:generator>
    <meta:document-statistic meta:table-count="0" meta:image-count="0" meta:object-count="0" meta:page-count="1" meta:paragraph-count="8" meta:word-count="8" meta:character-count="1577" meta:non-whitespace-character-count="1577"/>
  </office:meta>
</office:document-meta>
</file>